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1.5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>
      <style:text-properties style:text-position="" style:font-name="Arial1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3" style:family="table-cell" style:parent-style-name="Default" style:data-style-name="N123">
      <style:text-properties style:font-name="Arial1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P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table:style-name="ce1" office:value-type="string" calcext:value-type="string">
            <text:p>LI+</text:p>
          </table:table-cell>
          <table:table-cell table:style-name="ce1"/>
          <table:table-cell table:number-columns-repeated="2"/>
          <table:table-cell table:style-name="ce1"/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table:style-name="ce1" office:value-type="string" calcext:value-type="string">
            <text:p>LI+</text:p>
          </table:table-cell>
          <table:table-cell table:style-name="ce1"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IT (s)</text:p>
          </table:table-cell>
          <table:table-cell table:style-name="ce1" office:value-type="string" calcext:value-type="string">
            <text:p>IS (MB)</text:p>
          </table:table-cell>
          <table:table-cell table:number-columns-repeated="2"/>
          <table:table-cell table:style-name="ce1"/>
          <table:table-cell table:number-columns-repeated="2"/>
          <table:table-cell table:style-name="ce1" office:value-type="string" calcext:value-type="string">
            <text:p>IT (s)</text:p>
          </table:table-cell>
          <table:table-cell table:style-name="ce1" office:value-type="string" calcext:value-type="string">
            <text:p>IS (MB)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.11" calcext:value-type="float">
            <text:p>11.11</text:p>
          </table:table-cell>
          <table:table-cell office:value-type="float" office:value="501.23" calcext:value-type="float">
            <text:p>501.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.11" calcext:value-type="float">
            <text:p>11.11</text:p>
          </table:table-cell>
          <table:table-cell office:value-type="float" office:value="501.23" calcext:value-type="float">
            <text:p>501.23</text:p>
          </table:table-cell>
          <table:table-cell office:value-type="float" office:value="30.28" calcext:value-type="float">
            <text:p>30.28</text:p>
          </table:table-cell>
          <table:table-cell office:value-type="float" office:value="620.79" calcext:value-type="float">
            <text:p>620.7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.68" calcext:value-type="float">
            <text:p>20.68</text:p>
          </table:table-cell>
          <table:table-cell office:value-type="float" office:value="577.81" calcext:value-type="float">
            <text:p>577.8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.68" calcext:value-type="float">
            <text:p>20.68</text:p>
          </table:table-cell>
          <table:table-cell office:value-type="float" office:value="577.81" calcext:value-type="float">
            <text:p>577.81</text:p>
          </table:table-cell>
          <table:table-cell office:value-type="float" office:value="55.84" calcext:value-type="float">
            <text:p>55.84</text:p>
          </table:table-cell>
          <table:table-cell office:value-type="float" office:value="736.88" calcext:value-type="float">
            <text:p>736.8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.05" calcext:value-type="float">
            <text:p>17.05</text:p>
          </table:table-cell>
          <table:table-cell office:value-type="float" office:value="548.92" calcext:value-type="float">
            <text:p>548.9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.05" calcext:value-type="float">
            <text:p>17.05</text:p>
          </table:table-cell>
          <table:table-cell office:value-type="float" office:value="548.92" calcext:value-type="float">
            <text:p>548.92</text:p>
          </table:table-cell>
          <table:table-cell office:value-type="float" office:value="104.81" calcext:value-type="float">
            <text:p>104.81</text:p>
          </table:table-cell>
          <table:table-cell office:value-type="float" office:value="863.34" calcext:value-type="float">
            <text:p>863.3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8.48" calcext:value-type="float">
            <text:p>58.48</text:p>
          </table:table-cell>
          <table:table-cell office:value-type="float" office:value="807.39" calcext:value-type="float">
            <text:p>807.3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8.48" calcext:value-type="float">
            <text:p>58.48</text:p>
          </table:table-cell>
          <table:table-cell office:value-type="float" office:value="807.39" calcext:value-type="float">
            <text:p>807.39</text:p>
          </table:table-cell>
          <table:table-cell office:value-type="float" office:value="201.38" calcext:value-type="float">
            <text:p>201.38</text:p>
          </table:table-cell>
          <table:table-cell office:value-type="float" office:value="1087.04" calcext:value-type="float">
            <text:p>1087.0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60.45" calcext:value-type="float">
            <text:p>160.45</text:p>
          </table:table-cell>
          <table:table-cell office:value-type="float" office:value="1047.75" calcext:value-type="float">
            <text:p>1047.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60.45" calcext:value-type="float">
            <text:p>160.45</text:p>
          </table:table-cell>
          <table:table-cell office:value-type="float" office:value="1047.75" calcext:value-type="float">
            <text:p>1047.75</text:p>
          </table:table-cell>
          <table:table-cell office:value-type="float" office:value="501.23" calcext:value-type="float">
            <text:p>501.23</text:p>
          </table:table-cell>
          <table:table-cell office:value-type="float" office:value="1326.83" calcext:value-type="float">
            <text:p>1326.8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1.9" calcext:value-type="float">
            <text:p>41.9</text:p>
          </table:table-cell>
          <table:table-cell office:value-type="float" office:value="833.46" calcext:value-type="float">
            <text:p>833.4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1.9" calcext:value-type="float">
            <text:p>41.9</text:p>
          </table:table-cell>
          <table:table-cell office:value-type="float" office:value="833.46" calcext:value-type="float">
            <text:p>833.46</text:p>
          </table:table-cell>
          <table:table-cell office:value-type="float" office:value="25.93" calcext:value-type="float">
            <text:p>25.93</text:p>
          </table:table-cell>
          <table:table-cell office:value-type="float" office:value="704.09" calcext:value-type="float">
            <text:p>704.0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0.85" calcext:value-type="float">
            <text:p>90.85</text:p>
          </table:table-cell>
          <table:table-cell office:value-type="float" office:value="1070.59" calcext:value-type="float">
            <text:p>1070.5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0.85" calcext:value-type="float">
            <text:p>90.85</text:p>
          </table:table-cell>
          <table:table-cell office:value-type="float" office:value="1070.59" calcext:value-type="float">
            <text:p>1070.59</text:p>
          </table:table-cell>
          <table:table-cell office:value-type="float" office:value="43.4" calcext:value-type="float">
            <text:p>43.4</text:p>
          </table:table-cell>
          <table:table-cell office:value-type="float" office:value="768.91" calcext:value-type="float">
            <text:p>768.9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29.55" calcext:value-type="float">
            <text:p>329.55</text:p>
          </table:table-cell>
          <table:table-cell office:value-type="float" office:value="1648.99" calcext:value-type="float">
            <text:p>1648.9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29.55" calcext:value-type="float">
            <text:p>329.55</text:p>
          </table:table-cell>
          <table:table-cell office:value-type="float" office:value="1648.99" calcext:value-type="float">
            <text:p>1648.99</text:p>
          </table:table-cell>
          <table:table-cell office:value-type="float" office:value="74.45" calcext:value-type="float">
            <text:p>74.45</text:p>
          </table:table-cell>
          <table:table-cell office:value-type="float" office:value="823.04" calcext:value-type="float">
            <text:p>823.0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([Sheet1.C11]*2.7)" office:value-type="float" office:value="889.785" calcext:value-type="float">
            <text:p>889.79</text:p>
          </table:table-cell>
          <table:table-cell table:formula="of:=([Sheet1.D11]*1.6)" office:value-type="float" office:value="2638.384" calcext:value-type="float">
            <text:p>2638.3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([Sheet1.J11]*2.7)" office:value-type="float" office:value="889.785" calcext:value-type="float">
            <text:p>889.79</text:p>
          </table:table-cell>
          <table:table-cell table:formula="of:=([Sheet1.K11]*1.6)" office:value-type="float" office:value="2638.384" calcext:value-type="float">
            <text:p>2638.38</text:p>
          </table:table-cell>
          <table:table-cell office:value-type="float" office:value="163.03" calcext:value-type="float">
            <text:p>163.03</text:p>
          </table:table-cell>
          <table:table-cell office:value-type="float" office:value="954.32" calcext:value-type="float">
            <text:p>954.3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([Sheet1.C12]*2.7)" office:value-type="float" office:value="2402.4195" calcext:value-type="float">
            <text:p>2402.42</text:p>
          </table:table-cell>
          <table:table-cell table:formula="of:=([Sheet1.D12]*1.6)" office:value-type="float" office:value="4221.4144" calcext:value-type="float">
            <text:p>4221.4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([Sheet1.J12]*2.7)" office:value-type="float" office:value="2402.4195" calcext:value-type="float">
            <text:p>2402.42</text:p>
          </table:table-cell>
          <table:table-cell table:formula="of:=([Sheet1.K12]*1.6)" office:value-type="float" office:value="4221.4144" calcext:value-type="float">
            <text:p>4221.41</text:p>
          </table:table-cell>
          <table:table-cell office:value-type="float" office:value="554.14" calcext:value-type="float">
            <text:p>554.14</text:p>
          </table:table-cell>
          <table:table-cell office:value-type="float" office:value="1242.09" calcext:value-type="float">
            <text:p>1242.0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9.72" calcext:value-type="float">
            <text:p>89.72</text:p>
          </table:table-cell>
          <table:table-cell office:value-type="float" office:value="1160.05" calcext:value-type="float">
            <text:p>1160.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9.72" calcext:value-type="float">
            <text:p>89.72</text:p>
          </table:table-cell>
          <table:table-cell office:value-type="float" office:value="1160.05" calcext:value-type="float">
            <text:p>1160.05</text:p>
          </table:table-cell>
          <table:table-cell office:value-type="float" office:value="131.24" calcext:value-type="float">
            <text:p>131.24</text:p>
          </table:table-cell>
          <table:table-cell office:value-type="float" office:value="1039.2" calcext:value-type="float">
            <text:p>1039.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87.02" calcext:value-type="float">
            <text:p>287.02</text:p>
          </table:table-cell>
          <table:table-cell office:value-type="float" office:value="1747.99" calcext:value-type="float">
            <text:p>1747.9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87.02" calcext:value-type="float">
            <text:p>287.02</text:p>
          </table:table-cell>
          <table:table-cell office:value-type="float" office:value="1747.99" calcext:value-type="float">
            <text:p>1747.99</text:p>
          </table:table-cell>
          <table:table-cell office:value-type="float" office:value="745.79" calcext:value-type="float">
            <text:p>745.79</text:p>
          </table:table-cell>
          <table:table-cell office:value-type="float" office:value="1711.56" calcext:value-type="float">
            <text:p>1711.5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01" calcext:value-type="float">
            <text:p>1101</text:p>
          </table:table-cell>
          <table:table-cell office:value-type="float" office:value="2959.52" calcext:value-type="float">
            <text:p>2959.5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01" calcext:value-type="float">
            <text:p>1101</text:p>
          </table:table-cell>
          <table:table-cell office:value-type="float" office:value="2959.52" calcext:value-type="float">
            <text:p>2959.52</text:p>
          </table:table-cell>
          <table:table-cell office:value-type="float" office:value="4841.62" calcext:value-type="float">
            <text:p>4841.62</text:p>
          </table:table-cell>
          <table:table-cell office:value-type="float" office:value="3308.1" calcext:value-type="float">
            <text:p>3308.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074.77" calcext:value-type="float">
            <text:p>5074.77</text:p>
          </table:table-cell>
          <table:table-cell office:value-type="float" office:value="5939.51" calcext:value-type="float">
            <text:p>5939.5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074.77" calcext:value-type="float">
            <text:p>5074.77</text:p>
          </table:table-cell>
          <table:table-cell office:value-type="float" office:value="5939.51" calcext:value-type="float">
            <text:p>5939.5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9.47" calcext:value-type="float">
            <text:p>139.47</text:p>
          </table:table-cell>
          <table:table-cell office:value-type="float" office:value="1419.26" calcext:value-type="float">
            <text:p>1419.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9.47" calcext:value-type="float">
            <text:p>139.47</text:p>
          </table:table-cell>
          <table:table-cell office:value-type="float" office:value="1419.26" calcext:value-type="float">
            <text:p>1419.26</text:p>
          </table:table-cell>
          <table:table-cell office:value-type="float" office:value="392.55" calcext:value-type="float">
            <text:p>392.55</text:p>
          </table:table-cell>
          <table:table-cell office:value-type="float" office:value="1565.95" calcext:value-type="float">
            <text:p>1565.9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62.26" calcext:value-type="float">
            <text:p>462.26</text:p>
          </table:table-cell>
          <table:table-cell office:value-type="float" office:value="2258.63" calcext:value-type="float">
            <text:p>2258.6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62.26" calcext:value-type="float">
            <text:p>462.26</text:p>
          </table:table-cell>
          <table:table-cell office:value-type="float" office:value="2258.63" calcext:value-type="float">
            <text:p>2258.63</text:p>
          </table:table-cell>
          <table:table-cell office:value-type="float" office:value="2717.06" calcext:value-type="float">
            <text:p>2717.06</text:p>
          </table:table-cell>
          <table:table-cell office:value-type="float" office:value="3076.39" calcext:value-type="float">
            <text:p>3076.3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11.79" calcext:value-type="float">
            <text:p>1911.79</text:p>
          </table:table-cell>
          <table:table-cell office:value-type="float" office:value="4161.22" calcext:value-type="float">
            <text:p>4161.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11.79" calcext:value-type="float">
            <text:p>1911.79</text:p>
          </table:table-cell>
          <table:table-cell office:value-type="float" office:value="4161.22" calcext:value-type="float">
            <text:p>4161.22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461.68" calcext:value-type="float">
            <text:p>10461.68</text:p>
          </table:table-cell>
          <table:table-cell office:value-type="float" office:value="8033.1" calcext:value-type="float">
            <text:p>8033.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461.68" calcext:value-type="float">
            <text:p>10461.68</text:p>
          </table:table-cell>
          <table:table-cell office:value-type="float" office:value="8033.1" calcext:value-type="float">
            <text:p>8033.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E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table:style-name="ce1" office:value-type="string" calcext:value-type="string">
            <text:p>LI+</text:p>
          </table:table-cell>
          <table:table-cell table:style-name="ce1"/>
          <table:table-cell table:number-columns-repeated="4"/>
          <table:table-cell table:style-name="ce1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 calcext:value-type="string">
            <text:p>IT (s)</text:p>
          </table:table-cell>
          <table:table-cell table:style-name="ce1" office:value-type="string" calcext:value-type="string">
            <text:p>IS (MB)</text:p>
          </table:table-cell>
          <table:table-cell table:number-columns-repeated="4"/>
          <table:table-cell table:style-name="ce1" table:number-columns-repeated="2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.28" calcext:value-type="float">
            <text:p>30.28</text:p>
          </table:table-cell>
          <table:table-cell office:value-type="float" office:value="620.79" calcext:value-type="float">
            <text:p>620.79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5.84" calcext:value-type="float">
            <text:p>55.84</text:p>
          </table:table-cell>
          <table:table-cell office:value-type="float" office:value="736.88" calcext:value-type="float">
            <text:p>736.88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4.81" calcext:value-type="float">
            <text:p>104.81</text:p>
          </table:table-cell>
          <table:table-cell office:value-type="float" office:value="863.34" calcext:value-type="float">
            <text:p>863.34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1.38" calcext:value-type="float">
            <text:p>201.38</text:p>
          </table:table-cell>
          <table:table-cell office:value-type="float" office:value="1087.04" calcext:value-type="float">
            <text:p>1087.04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1.23" calcext:value-type="float">
            <text:p>501.23</text:p>
          </table:table-cell>
          <table:table-cell office:value-type="float" office:value="1326.83" calcext:value-type="float">
            <text:p>1326.83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.93" calcext:value-type="float">
            <text:p>25.93</text:p>
          </table:table-cell>
          <table:table-cell office:value-type="float" office:value="704.09" calcext:value-type="float">
            <text:p>704.09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3.4" calcext:value-type="float">
            <text:p>43.4</text:p>
          </table:table-cell>
          <table:table-cell office:value-type="float" office:value="768.91" calcext:value-type="float">
            <text:p>768.91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4.45" calcext:value-type="float">
            <text:p>74.45</text:p>
          </table:table-cell>
          <table:table-cell office:value-type="float" office:value="823.04" calcext:value-type="float">
            <text:p>823.04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63.03" calcext:value-type="float">
            <text:p>163.03</text:p>
          </table:table-cell>
          <table:table-cell office:value-type="float" office:value="954.32" calcext:value-type="float">
            <text:p>954.32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54.14" calcext:value-type="float">
            <text:p>554.14</text:p>
          </table:table-cell>
          <table:table-cell office:value-type="float" office:value="1242.09" calcext:value-type="float">
            <text:p>1242.09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1.24" calcext:value-type="float">
            <text:p>131.24</text:p>
          </table:table-cell>
          <table:table-cell office:value-type="float" office:value="1039.2" calcext:value-type="float">
            <text:p>1039.2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45.79" calcext:value-type="float">
            <text:p>745.79</text:p>
          </table:table-cell>
          <table:table-cell office:value-type="float" office:value="1711.56" calcext:value-type="float">
            <text:p>1711.56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841.62" calcext:value-type="float">
            <text:p>4841.62</text:p>
          </table:table-cell>
          <table:table-cell office:value-type="float" office:value="3308.1" calcext:value-type="float">
            <text:p>3308.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92.55" calcext:value-type="float">
            <text:p>392.55</text:p>
          </table:table-cell>
          <table:table-cell office:value-type="float" office:value="1565.95" calcext:value-type="float">
            <text:p>1565.95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717.06" calcext:value-type="float">
            <text:p>2717.06</text:p>
          </table:table-cell>
          <table:table-cell office:value-type="float" office:value="3076.39" calcext:value-type="float">
            <text:p>3076.39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2">
          <table:table-cell office:value-type="string" calcext:value-type="string">
            <text:p>P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/>
          <table:table-cell table:style-name="ce3"/>
          <table:table-cell table:number-columns-repeated="4"/>
          <table:table-cell table:style-name="ce3" office:value-type="string" calcext:value-type="string">
            <text:p>Average of all total speed-ups</text:p>
          </table:table-cell>
          <table:table-cell office:value-type="string" calcext:value-type="string">
            <text:p>std dev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3" table:number-columns-repeated="2"/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16.91" calcext:value-type="float">
            <text:p>716.91</text:p>
          </table:table-cell>
          <table:table-cell office:value-type="float" office:value="839.78" calcext:value-type="float">
            <text:p>839.78</text:p>
          </table:table-cell>
          <table:table-cell office:value-type="float" office:value="708.91" calcext:value-type="float">
            <text:p>708.91</text:p>
          </table:table-cell>
          <table:table-cell office:value-type="float" office:value="835.99" calcext:value-type="float">
            <text:p>835.99</text:p>
          </table:table-cell>
          <table:table-cell office:value-type="float" office:value="906.49" calcext:value-type="float">
            <text:p>906.49</text:p>
          </table:table-cell>
          <table:table-cell office:value-type="float" office:value="446.21" calcext:value-type="float">
            <text:p>446.21</text:p>
          </table:table-cell>
          <table:table-cell table:formula="of:=AVERAGE([.C4:.H4])" office:value-type="float" office:value="742.381666666667" calcext:value-type="float">
            <text:p>742.38</text:p>
          </table:table-cell>
          <table:table-cell table:formula="of:=STDEV([.C4:.H4])" office:value-type="float" office:value="164.114176647439" calcext:value-type="float">
            <text:p>164.11</text:p>
          </table:table-cell>
          <table:table-cell table:number-columns-repeated="3"/>
          <table:table-cell table:formula="of:=([.I4]-[.I29])" office:value-type="float" office:value="55.6800000000002" calcext:value-type="float">
            <text:p>55.6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37.38" calcext:value-type="float">
            <text:p>1437.38</text:p>
          </table:table-cell>
          <table:table-cell office:value-type="float" office:value="680.56" calcext:value-type="float">
            <text:p>680.56</text:p>
          </table:table-cell>
          <table:table-cell office:value-type="float" office:value="1968.14" calcext:value-type="float">
            <text:p>1968.14</text:p>
          </table:table-cell>
          <table:table-cell office:value-type="float" office:value="580.82" calcext:value-type="float">
            <text:p>580.82</text:p>
          </table:table-cell>
          <table:table-cell office:value-type="float" office:value="2655.39" calcext:value-type="float">
            <text:p>2655.39</text:p>
          </table:table-cell>
          <table:table-cell office:value-type="float" office:value="427.86" calcext:value-type="float">
            <text:p>427.86</text:p>
          </table:table-cell>
          <table:table-cell table:formula="of:=AVERAGE([.C5:.H5])" office:value-type="float" office:value="1291.69166666667" calcext:value-type="float">
            <text:p>1291.69</text:p>
          </table:table-cell>
          <table:table-cell table:formula="of:=STDEV([.C5:.H5])" office:value-type="float" office:value="890.337707983138" calcext:value-type="float">
            <text:p>890.34</text:p>
          </table:table-cell>
          <table:table-cell table:number-columns-repeated="3"/>
          <table:table-cell table:formula="of:=([.I5]-[.I30])" office:value-type="float" office:value="393.105" calcext:value-type="float">
            <text:p>393.11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27.6" calcext:value-type="float">
            <text:p>927.6</text:p>
          </table:table-cell>
          <table:table-cell office:value-type="float" office:value="58.31" calcext:value-type="float">
            <text:p>58.31</text:p>
          </table:table-cell>
          <table:table-cell office:value-type="float" office:value="842.44" calcext:value-type="float">
            <text:p>842.44</text:p>
          </table:table-cell>
          <table:table-cell office:value-type="float" office:value="122.61" calcext:value-type="float">
            <text:p>122.61</text:p>
          </table:table-cell>
          <table:table-cell office:value-type="float" office:value="1424.98" calcext:value-type="float">
            <text:p>1424.98</text:p>
          </table:table-cell>
          <table:table-cell office:value-type="float" office:value="37.57" calcext:value-type="float">
            <text:p>37.57</text:p>
          </table:table-cell>
          <table:table-cell table:formula="of:=AVERAGE([.C6:.H6])" office:value-type="float" office:value="568.918333333333" calcext:value-type="float">
            <text:p>568.92</text:p>
          </table:table-cell>
          <table:table-cell table:formula="of:=STDEV([.C6:.H6])" office:value-type="float" office:value="579.405085770454" calcext:value-type="float">
            <text:p>579.41</text:p>
          </table:table-cell>
          <table:table-cell table:number-columns-repeated="3"/>
          <table:table-cell table:formula="of:=([.I6]-[.I31])" office:value-type="float" office:value="-239.166666666667" calcext:value-type="float">
            <text:p>-239.17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468.41" calcext:value-type="float">
            <text:p>1468.41</text:p>
          </table:table-cell>
          <table:table-cell office:value-type="float" office:value="555.94" calcext:value-type="float">
            <text:p>555.94</text:p>
          </table:table-cell>
          <table:table-cell office:value-type="float" office:value="2421.81" calcext:value-type="float">
            <text:p>2421.81</text:p>
          </table:table-cell>
          <table:table-cell office:value-type="float" office:value="762.96" calcext:value-type="float">
            <text:p>762.96</text:p>
          </table:table-cell>
          <table:table-cell office:value-type="float" office:value="3389.94" calcext:value-type="float">
            <text:p>3389.94</text:p>
          </table:table-cell>
          <table:table-cell office:value-type="float" office:value="764.44" calcext:value-type="float">
            <text:p>764.44</text:p>
          </table:table-cell>
          <table:table-cell table:formula="of:=AVERAGE([.C7:.H7])" office:value-type="float" office:value="1560.58333333333" calcext:value-type="float">
            <text:p>1560.58</text:p>
          </table:table-cell>
          <table:table-cell table:formula="of:=STDEV([.C7:.H7])" office:value-type="float" office:value="1129.25714741447" calcext:value-type="float">
            <text:p>1129.26</text:p>
          </table:table-cell>
          <table:table-cell table:number-columns-repeated="3"/>
          <table:table-cell table:formula="of:=([.I7]-[.I32])" office:value-type="float" office:value="1006.58" calcext:value-type="float">
            <text:p>1006.5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25.81" calcext:value-type="float">
            <text:p>1325.81</text:p>
          </table:table-cell>
          <table:table-cell office:value-type="float" office:value="431.92" calcext:value-type="float">
            <text:p>431.92</text:p>
          </table:table-cell>
          <table:table-cell office:value-type="float" office:value="3058.03" calcext:value-type="float">
            <text:p>3058.03</text:p>
          </table:table-cell>
          <table:table-cell office:value-type="float" office:value="820.98" calcext:value-type="float">
            <text:p>820.98</text:p>
          </table:table-cell>
          <table:table-cell office:value-type="float" office:value="3429.53" calcext:value-type="float">
            <text:p>3429.53</text:p>
          </table:table-cell>
          <table:table-cell office:value-type="float" office:value="581.88" calcext:value-type="float">
            <text:p>581.88</text:p>
          </table:table-cell>
          <table:table-cell table:formula="of:=AVERAGE([.C8:.H8])" office:value-type="float" office:value="1608.025" calcext:value-type="float">
            <text:p>1608.03</text:p>
          </table:table-cell>
          <table:table-cell table:formula="of:=STDEV([.C8:.H8])" office:value-type="float" office:value="1308.10371418707" calcext:value-type="float">
            <text:p>1308.1</text:p>
          </table:table-cell>
          <table:table-cell table:number-columns-repeated="3"/>
          <table:table-cell table:formula="of:=([.I8]-[.I33])" office:value-type="float" office:value="610.095" calcext:value-type="float">
            <text:p>610.1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29.05" calcext:value-type="float">
            <text:p>29.05</text:p>
          </table:table-cell>
          <table:table-cell office:value-type="float" office:value="600.16" calcext:value-type="float">
            <text:p>600.16</text:p>
          </table:table-cell>
          <table:table-cell office:value-type="float" office:value="14.05" calcext:value-type="float">
            <text:p>14.05</text:p>
          </table:table-cell>
          <table:table-cell office:value-type="float" office:value="873.66" calcext:value-type="float">
            <text:p>873.66</text:p>
          </table:table-cell>
          <table:table-cell office:value-type="float" office:value="5.54" calcext:value-type="float">
            <text:p>5.54</text:p>
          </table:table-cell>
          <table:table-cell table:formula="of:=AVERAGE([.C9:.H9])" office:value-type="float" office:value="387.076666666667" calcext:value-type="float">
            <text:p>387.08</text:p>
          </table:table-cell>
          <table:table-cell table:formula="of:=STDEV([.C9:.H9])" office:value-type="float" office:value="416.071085881567" calcext:value-type="float">
            <text:p>416.07</text:p>
          </table:table-cell>
          <table:table-cell table:number-columns-repeated="3"/>
          <table:table-cell table:formula="of:=([.I9]-[.I34])" office:value-type="float" office:value="-1009.20666666667" calcext:value-type="float">
            <text:p>-1009.21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96.83" calcext:value-type="float">
            <text:p>696.83</text:p>
          </table:table-cell>
          <table:table-cell office:value-type="float" office:value="8.62" calcext:value-type="float">
            <text:p>8.62</text:p>
          </table:table-cell>
          <table:table-cell office:value-type="float" office:value="598.56" calcext:value-type="float">
            <text:p>598.56</text:p>
          </table:table-cell>
          <table:table-cell office:value-type="float" office:value="11.21" calcext:value-type="float">
            <text:p>11.21</text:p>
          </table:table-cell>
          <table:table-cell office:value-type="float" office:value="733.83" calcext:value-type="float">
            <text:p>733.83</text:p>
          </table:table-cell>
          <table:table-cell office:value-type="float" office:value="3.74" calcext:value-type="float">
            <text:p>3.74</text:p>
          </table:table-cell>
          <table:table-cell table:formula="of:=AVERAGE([.C10:.H10])" office:value-type="float" office:value="342.131666666667" calcext:value-type="float">
            <text:p>342.13</text:p>
          </table:table-cell>
          <table:table-cell table:formula="of:=STDEV([.C10:.H10])" office:value-type="float" office:value="368.847416551433" calcext:value-type="float">
            <text:p>368.85</text:p>
          </table:table-cell>
          <table:table-cell table:number-columns-repeated="3"/>
          <table:table-cell table:formula="of:=([.I10]-[.I35])" office:value-type="float" office:value="-914.365" calcext:value-type="float">
            <text:p>-914.37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3.92" calcext:value-type="float">
            <text:p>603.92</text:p>
          </table:table-cell>
          <table:table-cell office:value-type="float" office:value="160.57" calcext:value-type="float">
            <text:p>160.57</text:p>
          </table:table-cell>
          <table:table-cell office:value-type="float" office:value="1189.78" calcext:value-type="float">
            <text:p>1189.78</text:p>
          </table:table-cell>
          <table:table-cell office:value-type="float" office:value="15.84" calcext:value-type="float">
            <text:p>15.84</text:p>
          </table:table-cell>
          <table:table-cell office:value-type="float" office:value="874.22" calcext:value-type="float">
            <text:p>874.22</text:p>
          </table:table-cell>
          <table:table-cell office:value-type="float" office:value="5.57" calcext:value-type="float">
            <text:p>5.57</text:p>
          </table:table-cell>
          <table:table-cell table:formula="of:=AVERAGE([.C11:.H11])" office:value-type="float" office:value="474.983333333333" calcext:value-type="float">
            <text:p>474.98</text:p>
          </table:table-cell>
          <table:table-cell table:formula="of:=STDEV([.C11:.H11])" office:value-type="float" office:value="493.348979310454" calcext:value-type="float">
            <text:p>493.35</text:p>
          </table:table-cell>
          <table:table-cell table:number-columns-repeated="3"/>
          <table:table-cell table:formula="of:=([.I11]-[.I36])" office:value-type="float" office:value="-491.801666666667" calcext:value-type="float">
            <text:p>-491.8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72.43" calcext:value-type="float">
            <text:p>572.43</text:p>
          </table:table-cell>
          <table:table-cell office:value-type="float" office:value="126.62" calcext:value-type="float">
            <text:p>126.62</text:p>
          </table:table-cell>
          <table:table-cell office:value-type="float" office:value="693.45" calcext:value-type="float">
            <text:p>693.45</text:p>
          </table:table-cell>
          <table:table-cell office:value-type="float" office:value="14.42" calcext:value-type="float">
            <text:p>14.42</text:p>
          </table:table-cell>
          <table:table-cell office:value-type="float" office:value="1048.97" calcext:value-type="float">
            <text:p>1048.97</text:p>
          </table:table-cell>
          <table:table-cell office:value-type="float" office:value="3.47" calcext:value-type="float">
            <text:p>3.47</text:p>
          </table:table-cell>
          <table:table-cell table:formula="of:=AVERAGE([.C12:.H12])" office:value-type="float" office:value="409.893333333333" calcext:value-type="float">
            <text:p>409.89</text:p>
          </table:table-cell>
          <table:table-cell table:formula="of:=STDEV([.C12:.H12])" office:value-type="float" office:value="428.267300113687" calcext:value-type="float">
            <text:p>428.27</text:p>
          </table:table-cell>
          <table:table-cell table:number-columns-repeated="3"/>
          <table:table-cell table:formula="of:=([.I12]-[.I37])" office:value-type="float" office:value="-877.886666666667" calcext:value-type="float">
            <text:p>-877.89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38.06" calcext:value-type="float">
            <text:p>1238.06</text:p>
          </table:table-cell>
          <table:table-cell office:value-type="float" office:value="40.37" calcext:value-type="float">
            <text:p>40.37</text:p>
          </table:table-cell>
          <table:table-cell office:value-type="float" office:value="432.02" calcext:value-type="float">
            <text:p>432.02</text:p>
          </table:table-cell>
          <table:table-cell office:value-type="float" office:value="17.01" calcext:value-type="float">
            <text:p>17.01</text:p>
          </table:table-cell>
          <table:table-cell office:value-type="float" office:value="1553.16" calcext:value-type="float">
            <text:p>1553.16</text:p>
          </table:table-cell>
          <table:table-cell office:value-type="float" office:value="4.51" calcext:value-type="float">
            <text:p>4.51</text:p>
          </table:table-cell>
          <table:table-cell table:formula="of:=AVERAGE([.C13:.H13])" office:value-type="float" office:value="547.521666666667" calcext:value-type="float">
            <text:p>547.52</text:p>
          </table:table-cell>
          <table:table-cell table:formula="of:=STDEV([.C13:.H13])" office:value-type="float" office:value="683.373893836066" calcext:value-type="float">
            <text:p>683.37</text:p>
          </table:table-cell>
          <table:table-cell table:number-columns-repeated="3"/>
          <table:table-cell table:formula="of:=([.I13]-[.I38])" office:value-type="float" office:value="-816.245" calcext:value-type="float">
            <text:p>-816.2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2.16" calcext:value-type="float">
            <text:p>642.16</text:p>
          </table:table-cell>
          <table:table-cell office:value-type="float" office:value="15.49" calcext:value-type="float">
            <text:p>15.49</text:p>
          </table:table-cell>
          <table:table-cell office:value-type="float" office:value="521.59" calcext:value-type="float">
            <text:p>521.59</text:p>
          </table:table-cell>
          <table:table-cell office:value-type="float" office:value="18.19" calcext:value-type="float">
            <text:p>18.19</text:p>
          </table:table-cell>
          <table:table-cell office:value-type="float" office:value="815.2" calcext:value-type="float">
            <text:p>815.2</text:p>
          </table:table-cell>
          <table:table-cell office:value-type="float" office:value="8.26" calcext:value-type="float">
            <text:p>8.26</text:p>
          </table:table-cell>
          <table:table-cell table:formula="of:=AVERAGE([.C14:.H14])" office:value-type="float" office:value="336.815" calcext:value-type="float">
            <text:p>336.82</text:p>
          </table:table-cell>
          <table:table-cell table:formula="of:=STDEV([.C14:.H14])" office:value-type="float" office:value="365.773047708548" calcext:value-type="float">
            <text:p>365.77</text:p>
          </table:table-cell>
          <table:table-cell table:number-columns-repeated="3"/>
          <table:table-cell table:formula="of:=([.I14]-[.I39])" office:value-type="float" office:value="-460.955" calcext:value-type="float">
            <text:p>-460.96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3.13" calcext:value-type="float">
            <text:p>553.13</text:p>
          </table:table-cell>
          <table:table-cell office:value-type="float" office:value="26.28" calcext:value-type="float">
            <text:p>26.28</text:p>
          </table:table-cell>
          <table:table-cell office:value-type="float" office:value="373.79" calcext:value-type="float">
            <text:p>373.79</text:p>
          </table:table-cell>
          <table:table-cell office:value-type="float" office:value="7.14" calcext:value-type="float">
            <text:p>7.14</text:p>
          </table:table-cell>
          <table:table-cell office:value-type="float" office:value="776.93" calcext:value-type="float">
            <text:p>776.93</text:p>
          </table:table-cell>
          <table:table-cell office:value-type="float" office:value="11.08" calcext:value-type="float">
            <text:p>11.08</text:p>
          </table:table-cell>
          <table:table-cell table:formula="of:=AVERAGE([.C15:.H15])" office:value-type="float" office:value="291.391666666667" calcext:value-type="float">
            <text:p>291.39</text:p>
          </table:table-cell>
          <table:table-cell table:formula="of:=STDEV([.C15:.H15])" office:value-type="float" office:value="328.847000863117" calcext:value-type="float">
            <text:p>328.85</text:p>
          </table:table-cell>
          <table:table-cell table:number-columns-repeated="3"/>
          <table:table-cell table:formula="of:=([.I15]-[.I40])" office:value-type="float" office:value="-563.3" calcext:value-type="float">
            <text:p>-563.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84.98" calcext:value-type="float">
            <text:p>1084.98</text:p>
          </table:table-cell>
          <table:table-cell office:value-type="float" office:value="28.11" calcext:value-type="float">
            <text:p>28.11</text:p>
          </table:table-cell>
          <table:table-cell office:value-type="float" office:value="903.22" calcext:value-type="float">
            <text:p>903.22</text:p>
          </table:table-cell>
          <table:table-cell office:value-type="float" office:value="10.3" calcext:value-type="float">
            <text:p>10.3</text:p>
          </table:table-cell>
          <table:table-cell office:value-type="float" office:value="506.79" calcext:value-type="float">
            <text:p>506.79</text:p>
          </table:table-cell>
          <table:table-cell office:value-type="float" office:value="6.95" calcext:value-type="float">
            <text:p>6.95</text:p>
          </table:table-cell>
          <table:table-cell table:formula="of:=AVERAGE([.C16:.H16])" office:value-type="float" office:value="423.391666666667" calcext:value-type="float">
            <text:p>423.39</text:p>
          </table:table-cell>
          <table:table-cell table:formula="of:=STDEV([.C16:.H16])" office:value-type="float" office:value="484.810399451854" calcext:value-type="float">
            <text:p>484.81</text:p>
          </table:table-cell>
          <table:table-cell table:number-columns-repeated="3"/>
          <table:table-cell table:formula="of:=([.I16]-[.I41])" office:value-type="float" office:value="-475.808333333333" calcext:value-type="float">
            <text:p>-475.81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95.64" calcext:value-type="float">
            <text:p>395.64</text:p>
          </table:table-cell>
          <table:table-cell office:value-type="float" office:value="16.88" calcext:value-type="float">
            <text:p>16.88</text:p>
          </table:table-cell>
          <table:table-cell office:value-type="float" office:value="500.1" calcext:value-type="float">
            <text:p>500.1</text:p>
          </table:table-cell>
          <table:table-cell office:value-type="float" office:value="6.13" calcext:value-type="float">
            <text:p>6.13</text:p>
          </table:table-cell>
          <table:table-cell office:value-type="float" office:value="882.36" calcext:value-type="float">
            <text:p>882.36</text:p>
          </table:table-cell>
          <table:table-cell office:value-type="float" office:value="3.74" calcext:value-type="float">
            <text:p>3.74</text:p>
          </table:table-cell>
          <table:table-cell table:formula="of:=AVERAGE([.C17:.H17])" office:value-type="float" office:value="300.808333333333" calcext:value-type="float">
            <text:p>300.81</text:p>
          </table:table-cell>
          <table:table-cell table:formula="of:=STDEV([.C17:.H17])" office:value-type="float" office:value="358.500423342381" calcext:value-type="float">
            <text:p>358.5</text:p>
          </table:table-cell>
          <table:table-cell table:number-columns-repeated="3"/>
          <table:table-cell office:value-type="string" calcext:value-type="string">
            <text:p>nan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number-columns-repeated="2" office:value-type="string" calcext:value-type="string">
            <text:p>nan</text:p>
          </table:table-cell>
          <table:table-cell table:number-columns-repeated="3"/>
          <table:table-cell office:value-type="string" calcext:value-type="string">
            <text:p>nan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16.26" calcext:value-type="float">
            <text:p>816.26</text:p>
          </table:table-cell>
          <table:table-cell office:value-type="float" office:value="31.05" calcext:value-type="float">
            <text:p>31.05</text:p>
          </table:table-cell>
          <table:table-cell office:value-type="float" office:value="492.91" calcext:value-type="float">
            <text:p>492.91</text:p>
          </table:table-cell>
          <table:table-cell office:value-type="float" office:value="17.73" calcext:value-type="float">
            <text:p>17.73</text:p>
          </table:table-cell>
          <table:table-cell office:value-type="float" office:value="641.54" calcext:value-type="float">
            <text:p>641.54</text:p>
          </table:table-cell>
          <table:table-cell office:value-type="float" office:value="24.87" calcext:value-type="float">
            <text:p>24.87</text:p>
          </table:table-cell>
          <table:table-cell table:formula="of:=AVERAGE([.C19:.H19])" office:value-type="float" office:value="337.393333333333" calcext:value-type="float">
            <text:p>337.39</text:p>
          </table:table-cell>
          <table:table-cell table:formula="of:=STDEV([.C19:.H19])" office:value-type="float" office:value="357.688588393125" calcext:value-type="float">
            <text:p>357.69</text:p>
          </table:table-cell>
          <table:table-cell table:number-columns-repeated="3"/>
          <table:table-cell table:formula="of:=([.I19]-[.I44])" office:value-type="float" office:value="-235.475" calcext:value-type="float">
            <text:p>-235.4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31.37" calcext:value-type="float">
            <text:p>731.37</text:p>
          </table:table-cell>
          <table:table-cell office:value-type="float" office:value="27.59" calcext:value-type="float">
            <text:p>27.59</text:p>
          </table:table-cell>
          <table:table-cell office:value-type="float" office:value="334.47" calcext:value-type="float">
            <text:p>334.47</text:p>
          </table:table-cell>
          <table:table-cell office:value-type="float" office:value="9.12" calcext:value-type="float">
            <text:p>9.12</text:p>
          </table:table-cell>
          <table:table-cell office:value-type="float" office:value="855.23" calcext:value-type="float">
            <text:p>855.23</text:p>
          </table:table-cell>
          <table:table-cell office:value-type="float" office:value="3.72" calcext:value-type="float">
            <text:p>3.72</text:p>
          </table:table-cell>
          <table:table-cell table:formula="of:=AVERAGE([.C20:.H20])" office:value-type="float" office:value="326.916666666667" calcext:value-type="float">
            <text:p>326.92</text:p>
          </table:table-cell>
          <table:table-cell table:formula="of:=STDEV([.C20:.H20])" office:value-type="float" office:value="384.135858761801" calcext:value-type="float">
            <text:p>384.14</text:p>
          </table:table-cell>
          <table:table-cell table:number-columns-repeated="3"/>
          <table:table-cell table:formula="of:=([.I20]-[.I45])" office:value-type="float" office:value="-283.475" calcext:value-type="float">
            <text:p>-283.4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51.9" calcext:value-type="float">
            <text:p>551.9</text:p>
          </table:table-cell>
          <table:table-cell office:value-type="float" office:value="25.09" calcext:value-type="float">
            <text:p>25.09</text:p>
          </table:table-cell>
          <table:table-cell office:value-type="float" office:value="687.39" calcext:value-type="float">
            <text:p>687.39</text:p>
          </table:table-cell>
          <table:table-cell office:value-type="float" office:value="11.68" calcext:value-type="float">
            <text:p>11.68</text:p>
          </table:table-cell>
          <table:table-cell office:value-type="float" office:value="572" calcext:value-type="float">
            <text:p>572</text:p>
          </table:table-cell>
          <table:table-cell office:value-type="float" office:value="5.7" calcext:value-type="float">
            <text:p>5.7</text:p>
          </table:table-cell>
          <table:table-cell table:formula="of:=AVERAGE([.C21:.H21])" office:value-type="float" office:value="308.96" calcext:value-type="float">
            <text:p>308.96</text:p>
          </table:table-cell>
          <table:table-cell table:formula="of:=STDEV([.C21:.H21])" office:value-type="float" office:value="326.295373243324" calcext:value-type="float">
            <text:p>326.3</text:p>
          </table:table-cell>
          <table:table-cell table:number-columns-repeated="3"/>
          <table:table-cell office:value-type="string" calcext:value-type="string">
            <text:p>nan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06.26" calcext:value-type="float">
            <text:p>406.26</text:p>
          </table:table-cell>
          <table:table-cell office:value-type="float" office:value="28.45" calcext:value-type="float">
            <text:p>28.45</text:p>
          </table:table-cell>
          <table:table-cell office:value-type="float" office:value="705.75" calcext:value-type="float">
            <text:p>705.75</text:p>
          </table:table-cell>
          <table:table-cell office:value-type="float" office:value="5.6" calcext:value-type="float">
            <text:p>5.6</text:p>
          </table:table-cell>
          <table:table-cell office:value-type="float" office:value="823.82" calcext:value-type="float">
            <text:p>823.82</text:p>
          </table:table-cell>
          <table:table-cell office:value-type="float" office:value="3.33" calcext:value-type="float">
            <text:p>3.33</text:p>
          </table:table-cell>
          <table:table-cell table:formula="of:=AVERAGE([.C22:.H22])" office:value-type="float" office:value="328.868333333333" calcext:value-type="float">
            <text:p>328.87</text:p>
          </table:table-cell>
          <table:table-cell table:formula="of:=STDEV([.C22:.H22])" office:value-type="float" office:value="372.487640032078" calcext:value-type="float">
            <text:p>372.49</text:p>
          </table:table-cell>
          <table:table-cell table:number-columns-repeated="3"/>
          <table:table-cell office:value-type="string" calcext:value-type="string">
            <text:p>nan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number-columns-repeated="2" office:value-type="string" calcext:value-type="string">
            <text:p>nan</text:p>
          </table:table-cell>
          <table:table-cell table:number-columns-repeated="6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office:value-type="string" calcext:value-type="string">
            <text:p>E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table:style-name="ce3" table:number-columns-repeated="2"/>
          <table:table-cell table:number-columns-repeated="12"/>
        </table:table-row>
        <table:table-row table:style-name="ro2">
          <table:table-cell table:number-columns-repeated="2"/>
          <table:table-cell table:style-name="ce3" table:number-columns-repeated="2"/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19.67" calcext:value-type="float">
            <text:p>619.67</text:p>
          </table:table-cell>
          <table:table-cell office:value-type="float" office:value="292.47" calcext:value-type="float">
            <text:p>292.47</text:p>
          </table:table-cell>
          <table:table-cell office:value-type="float" office:value="999.42" calcext:value-type="float">
            <text:p>999.42</text:p>
          </table:table-cell>
          <table:table-cell office:value-type="float" office:value="86.96" calcext:value-type="float">
            <text:p>86.96</text:p>
          </table:table-cell>
          <table:table-cell office:value-type="float" office:value="2113.7" calcext:value-type="float">
            <text:p>2113.7</text:p>
          </table:table-cell>
          <table:table-cell office:value-type="float" office:value="7.99" calcext:value-type="float">
            <text:p>7.99</text:p>
          </table:table-cell>
          <table:table-cell table:formula="of:=AVERAGE([.C29:.H29])" office:value-type="float" office:value="686.701666666666" calcext:value-type="float">
            <text:p>686.7</text:p>
          </table:table-cell>
          <table:table-cell table:formula="of:=STDEV([.C29:.H29])" office:value-type="float" office:value="789.223472013261" calcext:value-type="float">
            <text:p>789.22</text:p>
          </table:table-cell>
          <table:table-cell table:formula="of:=([.C4]-[.C29])" office:value-type="float" office:value="97.24" calcext:value-type="float">
            <text:p>97.24</text:p>
          </table:table-cell>
          <table:table-cell table:formula="of:=([.D4]-[.D29])" office:value-type="float" office:value="547.31" calcext:value-type="float">
            <text:p>547.31</text:p>
          </table:table-cell>
          <table:table-cell table:formula="of:=([.E4]-[.E29])" office:value-type="float" office:value="-290.51" calcext:value-type="float">
            <text:p>-290.51</text:p>
          </table:table-cell>
          <table:table-cell table:formula="of:=([.F4]-[.F29])" office:value-type="float" office:value="749.03" calcext:value-type="float">
            <text:p>749.03</text:p>
          </table:table-cell>
          <table:table-cell table:formula="of:=([.G4]-[.G29])" office:value-type="float" office:value="-1207.21" calcext:value-type="float">
            <text:p>-1207.21</text:p>
          </table:table-cell>
          <table:table-cell table:formula="of:=([.H4]-[.H29])" office:value-type="float" office:value="438.22" calcext:value-type="float">
            <text:p>438.2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85.3" calcext:value-type="float">
            <text:p>385.3</text:p>
          </table:table-cell>
          <table:table-cell office:value-type="float" office:value="208.66" calcext:value-type="float">
            <text:p>208.66</text:p>
          </table:table-cell>
          <table:table-cell office:value-type="float" office:value="999.04" calcext:value-type="float">
            <text:p>999.04</text:p>
          </table:table-cell>
          <table:table-cell office:value-type="float" office:value="31.38" calcext:value-type="float">
            <text:p>31.38</text:p>
          </table:table-cell>
          <table:table-cell office:value-type="float" office:value="3758.57" calcext:value-type="float">
            <text:p>3758.57</text:p>
          </table:table-cell>
          <table:table-cell office:value-type="float" office:value="8.57" calcext:value-type="float">
            <text:p>8.57</text:p>
          </table:table-cell>
          <table:table-cell table:formula="of:=AVERAGE([.C30:.H30])" office:value-type="float" office:value="898.586666666667" calcext:value-type="float">
            <text:p>898.59</text:p>
          </table:table-cell>
          <table:table-cell table:formula="of:=STDEV([.C30:.H30])" office:value-type="float" office:value="1447.28950913999" calcext:value-type="float">
            <text:p>1447.29</text:p>
          </table:table-cell>
          <table:table-cell table:formula="of:=([.C5]-[.C30])" office:value-type="float" office:value="1052.08" calcext:value-type="float">
            <text:p>1052.08</text:p>
          </table:table-cell>
          <table:table-cell table:formula="of:=([.D5]-[.D30])" office:value-type="float" office:value="471.9" calcext:value-type="float">
            <text:p>471.9</text:p>
          </table:table-cell>
          <table:table-cell table:formula="of:=([.E5]-[.E30])" office:value-type="float" office:value="969.1" calcext:value-type="float">
            <text:p>969.1</text:p>
          </table:table-cell>
          <table:table-cell table:formula="of:=([.F5]-[.F30])" office:value-type="float" office:value="549.44" calcext:value-type="float">
            <text:p>549.44</text:p>
          </table:table-cell>
          <table:table-cell table:formula="of:=([.G5]-[.G30])" office:value-type="float" office:value="-1103.18" calcext:value-type="float">
            <text:p>-1103.18</text:p>
          </table:table-cell>
          <table:table-cell table:formula="of:=([.H5]-[.H30])" office:value-type="float" office:value="419.29" calcext:value-type="float">
            <text:p>419.2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22.55" calcext:value-type="float">
            <text:p>322.55</text:p>
          </table:table-cell>
          <table:table-cell office:value-type="float" office:value="226.11" calcext:value-type="float">
            <text:p>226.11</text:p>
          </table:table-cell>
          <table:table-cell office:value-type="float" office:value="800.56" calcext:value-type="float">
            <text:p>800.56</text:p>
          </table:table-cell>
          <table:table-cell office:value-type="float" office:value="71.23" calcext:value-type="float">
            <text:p>71.23</text:p>
          </table:table-cell>
          <table:table-cell office:value-type="float" office:value="3414.89" calcext:value-type="float">
            <text:p>3414.89</text:p>
          </table:table-cell>
          <table:table-cell office:value-type="float" office:value="13.17" calcext:value-type="float">
            <text:p>13.17</text:p>
          </table:table-cell>
          <table:table-cell table:formula="of:=AVERAGE([.C31:.H31])" office:value-type="float" office:value="808.085" calcext:value-type="float">
            <text:p>808.09</text:p>
          </table:table-cell>
          <table:table-cell table:formula="of:=STDEV([.C31:.H31])" office:value-type="float" office:value="1307.26992000505" calcext:value-type="float">
            <text:p>1307.27</text:p>
          </table:table-cell>
          <table:table-cell table:formula="of:=([.C6]-[.C31])" office:value-type="float" office:value="605.05" calcext:value-type="float">
            <text:p>605.05</text:p>
          </table:table-cell>
          <table:table-cell table:formula="of:=([.D6]-[.D31])" office:value-type="float" office:value="-167.8" calcext:value-type="float">
            <text:p>-167.8</text:p>
          </table:table-cell>
          <table:table-cell table:formula="of:=([.E6]-[.E31])" office:value-type="float" office:value="41.8800000000001" calcext:value-type="float">
            <text:p>41.88</text:p>
          </table:table-cell>
          <table:table-cell table:formula="of:=([.F6]-[.F31])" office:value-type="float" office:value="51.38" calcext:value-type="float">
            <text:p>51.38</text:p>
          </table:table-cell>
          <table:table-cell table:formula="of:=([.G6]-[.G31])" office:value-type="float" office:value="-1989.91" calcext:value-type="float">
            <text:p>-1989.91</text:p>
          </table:table-cell>
          <table:table-cell table:formula="of:=([.H6]-[.H31])" office:value-type="float" office:value="24.4" calcext:value-type="float">
            <text:p>24.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82.76" calcext:value-type="float">
            <text:p>382.76</text:p>
          </table:table-cell>
          <table:table-cell office:value-type="float" office:value="280.2" calcext:value-type="float">
            <text:p>280.2</text:p>
          </table:table-cell>
          <table:table-cell office:value-type="float" office:value="785.14" calcext:value-type="float">
            <text:p>785.14</text:p>
          </table:table-cell>
          <table:table-cell office:value-type="float" office:value="37.33" calcext:value-type="float">
            <text:p>37.33</text:p>
          </table:table-cell>
          <table:table-cell office:value-type="float" office:value="1828.94" calcext:value-type="float">
            <text:p>1828.94</text:p>
          </table:table-cell>
          <table:table-cell office:value-type="float" office:value="9.65" calcext:value-type="float">
            <text:p>9.65</text:p>
          </table:table-cell>
          <table:table-cell table:formula="of:=AVERAGE([.C32:.H32])" office:value-type="float" office:value="554.003333333333" calcext:value-type="float">
            <text:p>554</text:p>
          </table:table-cell>
          <table:table-cell table:formula="of:=STDEV([.C32:.H32])" office:value-type="float" office:value="685.047749012189" calcext:value-type="float">
            <text:p>685.05</text:p>
          </table:table-cell>
          <table:table-cell table:formula="of:=([.C7]-[.C32])" office:value-type="float" office:value="1085.65" calcext:value-type="float">
            <text:p>1085.65</text:p>
          </table:table-cell>
          <table:table-cell table:formula="of:=([.D7]-[.D32])" office:value-type="float" office:value="275.74" calcext:value-type="float">
            <text:p>275.74</text:p>
          </table:table-cell>
          <table:table-cell table:formula="of:=([.E7]-[.E32])" office:value-type="float" office:value="1636.67" calcext:value-type="float">
            <text:p>1636.67</text:p>
          </table:table-cell>
          <table:table-cell table:formula="of:=([.F7]-[.F32])" office:value-type="float" office:value="725.63" calcext:value-type="float">
            <text:p>725.63</text:p>
          </table:table-cell>
          <table:table-cell table:formula="of:=([.G7]-[.G32])" office:value-type="float" office:value="1561" calcext:value-type="float">
            <text:p>1561</text:p>
          </table:table-cell>
          <table:table-cell table:formula="of:=([.H7]-[.H32])" office:value-type="float" office:value="754.79" calcext:value-type="float">
            <text:p>754.7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49.71" calcext:value-type="float">
            <text:p>549.71</text:p>
          </table:table-cell>
          <table:table-cell office:value-type="float" office:value="167.58" calcext:value-type="float">
            <text:p>167.58</text:p>
          </table:table-cell>
          <table:table-cell office:value-type="float" office:value="691.65" calcext:value-type="float">
            <text:p>691.65</text:p>
          </table:table-cell>
          <table:table-cell office:value-type="float" office:value="20.39" calcext:value-type="float">
            <text:p>20.39</text:p>
          </table:table-cell>
          <table:table-cell office:value-type="float" office:value="4541.52" calcext:value-type="float">
            <text:p>4541.52</text:p>
          </table:table-cell>
          <table:table-cell office:value-type="float" office:value="16.73" calcext:value-type="float">
            <text:p>16.73</text:p>
          </table:table-cell>
          <table:table-cell table:formula="of:=AVERAGE([.C33:.H33])" office:value-type="float" office:value="997.93" calcext:value-type="float">
            <text:p>997.93</text:p>
          </table:table-cell>
          <table:table-cell table:formula="of:=STDEV([.C33:.H33])" office:value-type="float" office:value="1758.38321812965" calcext:value-type="float">
            <text:p>1758.38</text:p>
          </table:table-cell>
          <table:table-cell table:formula="of:=([.C8]-[.C33])" office:value-type="float" office:value="776.1" calcext:value-type="float">
            <text:p>776.1</text:p>
          </table:table-cell>
          <table:table-cell table:formula="of:=([.D8]-[.D33])" office:value-type="float" office:value="264.34" calcext:value-type="float">
            <text:p>264.34</text:p>
          </table:table-cell>
          <table:table-cell table:formula="of:=([.E8]-[.E33])" office:value-type="float" office:value="2366.38" calcext:value-type="float">
            <text:p>2366.38</text:p>
          </table:table-cell>
          <table:table-cell table:formula="of:=([.F8]-[.F33])" office:value-type="float" office:value="800.59" calcext:value-type="float">
            <text:p>800.59</text:p>
          </table:table-cell>
          <table:table-cell table:formula="of:=([.G8]-[.G33])" office:value-type="float" office:value="-1111.99" calcext:value-type="float">
            <text:p>-1111.99</text:p>
          </table:table-cell>
          <table:table-cell table:formula="of:=([.H8]-[.H33])" office:value-type="float" office:value="565.15" calcext:value-type="float">
            <text:p>565.1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99.45" calcext:value-type="float">
            <text:p>699.45</text:p>
          </table:table-cell>
          <table:table-cell office:value-type="float" office:value="951.09" calcext:value-type="float">
            <text:p>951.09</text:p>
          </table:table-cell>
          <table:table-cell office:value-type="float" office:value="1100.81" calcext:value-type="float">
            <text:p>1100.81</text:p>
          </table:table-cell>
          <table:table-cell office:value-type="float" office:value="1126.77" calcext:value-type="float">
            <text:p>1126.77</text:p>
          </table:table-cell>
          <table:table-cell office:value-type="float" office:value="3714.65" calcext:value-type="float">
            <text:p>3714.65</text:p>
          </table:table-cell>
          <table:table-cell office:value-type="float" office:value="784.93" calcext:value-type="float">
            <text:p>784.93</text:p>
          </table:table-cell>
          <table:table-cell table:formula="of:=AVERAGE([.C34:.H34])" office:value-type="float" office:value="1396.28333333333" calcext:value-type="float">
            <text:p>1396.28</text:p>
          </table:table-cell>
          <table:table-cell table:formula="of:=STDEV([.C34:.H34])" office:value-type="float" office:value="1148.24149248608" calcext:value-type="float">
            <text:p>1148.24</text:p>
          </table:table-cell>
          <table:table-cell table:formula="of:=([.C9]-[.C34])" office:value-type="float" office:value="100.55" calcext:value-type="float">
            <text:p>100.55</text:p>
          </table:table-cell>
          <table:table-cell table:formula="of:=([.D9]-[.D34])" office:value-type="float" office:value="-922.04" calcext:value-type="float">
            <text:p>-922.04</text:p>
          </table:table-cell>
          <table:table-cell table:formula="of:=([.E9]-[.E34])" office:value-type="float" office:value="-500.65" calcext:value-type="float">
            <text:p>-500.65</text:p>
          </table:table-cell>
          <table:table-cell table:formula="of:=([.F9]-[.F34])" office:value-type="float" office:value="-1112.72" calcext:value-type="float">
            <text:p>-1112.72</text:p>
          </table:table-cell>
          <table:table-cell table:formula="of:=([.G9]-[.G34])" office:value-type="float" office:value="-2840.99" calcext:value-type="float">
            <text:p>-2840.99</text:p>
          </table:table-cell>
          <table:table-cell table:formula="of:=([.H9]-[.H34])" office:value-type="float" office:value="-779.39" calcext:value-type="float">
            <text:p>-779.3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60.2" calcext:value-type="float">
            <text:p>860.2</text:p>
          </table:table-cell>
          <table:table-cell office:value-type="float" office:value="1006.46" calcext:value-type="float">
            <text:p>1006.46</text:p>
          </table:table-cell>
          <table:table-cell office:value-type="float" office:value="1345.53" calcext:value-type="float">
            <text:p>1345.53</text:p>
          </table:table-cell>
          <table:table-cell office:value-type="float" office:value="1128.8" calcext:value-type="float">
            <text:p>1128.8</text:p>
          </table:table-cell>
          <table:table-cell office:value-type="float" office:value="2977.42" calcext:value-type="float">
            <text:p>2977.42</text:p>
          </table:table-cell>
          <table:table-cell office:value-type="float" office:value="220.57" calcext:value-type="float">
            <text:p>220.57</text:p>
          </table:table-cell>
          <table:table-cell table:formula="of:=AVERAGE([.C35:.H35])" office:value-type="float" office:value="1256.49666666667" calcext:value-type="float">
            <text:p>1256.5</text:p>
          </table:table-cell>
          <table:table-cell table:formula="of:=STDEV([.C35:.H35])" office:value-type="float" office:value="925.043126965801" calcext:value-type="float">
            <text:p>925.04</text:p>
          </table:table-cell>
          <table:table-cell table:formula="of:=([.C10]-[.C35])" office:value-type="float" office:value="-163.37" calcext:value-type="float">
            <text:p>-163.37</text:p>
          </table:table-cell>
          <table:table-cell table:formula="of:=([.D10]-[.D35])" office:value-type="float" office:value="-997.84" calcext:value-type="float">
            <text:p>-997.84</text:p>
          </table:table-cell>
          <table:table-cell table:formula="of:=([.E10]-[.E35])" office:value-type="float" office:value="-746.97" calcext:value-type="float">
            <text:p>-746.97</text:p>
          </table:table-cell>
          <table:table-cell table:formula="of:=([.F10]-[.F35])" office:value-type="float" office:value="-1117.59" calcext:value-type="float">
            <text:p>-1117.59</text:p>
          </table:table-cell>
          <table:table-cell table:formula="of:=([.G10]-[.G35])" office:value-type="float" office:value="-2243.59" calcext:value-type="float">
            <text:p>-2243.59</text:p>
          </table:table-cell>
          <table:table-cell table:formula="of:=([.H10]-[.H35])" office:value-type="float" office:value="-216.83" calcext:value-type="float">
            <text:p>-216.8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32.15" calcext:value-type="float">
            <text:p>732.15</text:p>
          </table:table-cell>
          <table:table-cell office:value-type="float" office:value="843.23" calcext:value-type="float">
            <text:p>843.23</text:p>
          </table:table-cell>
          <table:table-cell office:value-type="float" office:value="699.31" calcext:value-type="float">
            <text:p>699.31</text:p>
          </table:table-cell>
          <table:table-cell office:value-type="float" office:value="951.41" calcext:value-type="float">
            <text:p>951.41</text:p>
          </table:table-cell>
          <table:table-cell office:value-type="float" office:value="2186.96" calcext:value-type="float">
            <text:p>2186.96</text:p>
          </table:table-cell>
          <table:table-cell office:value-type="float" office:value="387.65" calcext:value-type="float">
            <text:p>387.65</text:p>
          </table:table-cell>
          <table:table-cell table:formula="of:=AVERAGE([.C36:.H36])" office:value-type="float" office:value="966.785" calcext:value-type="float">
            <text:p>966.79</text:p>
          </table:table-cell>
          <table:table-cell table:formula="of:=STDEV([.C36:.H36])" office:value-type="float" office:value="627.108135228686" calcext:value-type="float">
            <text:p>627.11</text:p>
          </table:table-cell>
          <table:table-cell table:formula="of:=([.C11]-[.C36])" office:value-type="float" office:value="-128.23" calcext:value-type="float">
            <text:p>-128.23</text:p>
          </table:table-cell>
          <table:table-cell table:formula="of:=([.D11]-[.D36])" office:value-type="float" office:value="-682.66" calcext:value-type="float">
            <text:p>-682.66</text:p>
          </table:table-cell>
          <table:table-cell table:formula="of:=([.E11]-[.E36])" office:value-type="float" office:value="490.47" calcext:value-type="float">
            <text:p>490.47</text:p>
          </table:table-cell>
          <table:table-cell table:formula="of:=([.F11]-[.F36])" office:value-type="float" office:value="-935.57" calcext:value-type="float">
            <text:p>-935.57</text:p>
          </table:table-cell>
          <table:table-cell table:formula="of:=([.G11]-[.G36])" office:value-type="float" office:value="-1312.74" calcext:value-type="float">
            <text:p>-1312.74</text:p>
          </table:table-cell>
          <table:table-cell table:formula="of:=([.H11]-[.H36])" office:value-type="float" office:value="-382.08" calcext:value-type="float">
            <text:p>-382.0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81.42" calcext:value-type="float">
            <text:p>681.42</text:p>
          </table:table-cell>
          <table:table-cell office:value-type="float" office:value="993.89" calcext:value-type="float">
            <text:p>993.89</text:p>
          </table:table-cell>
          <table:table-cell office:value-type="float" office:value="1526.92" calcext:value-type="float">
            <text:p>1526.92</text:p>
          </table:table-cell>
          <table:table-cell office:value-type="float" office:value="1049.13" calcext:value-type="float">
            <text:p>1049.13</text:p>
          </table:table-cell>
          <table:table-cell office:value-type="float" office:value="3267.03" calcext:value-type="float">
            <text:p>3267.03</text:p>
          </table:table-cell>
          <table:table-cell office:value-type="float" office:value="208.29" calcext:value-type="float">
            <text:p>208.29</text:p>
          </table:table-cell>
          <table:table-cell table:formula="of:=AVERAGE([.C37:.H37])" office:value-type="float" office:value="1287.78" calcext:value-type="float">
            <text:p>1287.78</text:p>
          </table:table-cell>
          <table:table-cell table:formula="of:=STDEV([.C37:.H37])" office:value-type="float" office:value="1063.10063177481" calcext:value-type="float">
            <text:p>1063.1</text:p>
          </table:table-cell>
          <table:table-cell table:formula="of:=([.C12]-[.C37])" office:value-type="float" office:value="-108.99" calcext:value-type="float">
            <text:p>-108.99</text:p>
          </table:table-cell>
          <table:table-cell table:formula="of:=([.D12]-[.D37])" office:value-type="float" office:value="-867.27" calcext:value-type="float">
            <text:p>-867.27</text:p>
          </table:table-cell>
          <table:table-cell table:formula="of:=([.E12]-[.E37])" office:value-type="float" office:value="-833.47" calcext:value-type="float">
            <text:p>-833.47</text:p>
          </table:table-cell>
          <table:table-cell table:formula="of:=([.F12]-[.F37])" office:value-type="float" office:value="-1034.71" calcext:value-type="float">
            <text:p>-1034.71</text:p>
          </table:table-cell>
          <table:table-cell table:formula="of:=([.G12]-[.G37])" office:value-type="float" office:value="-2218.06" calcext:value-type="float">
            <text:p>-2218.06</text:p>
          </table:table-cell>
          <table:table-cell table:formula="of:=([.H12]-[.H37])" office:value-type="float" office:value="-204.82" calcext:value-type="float">
            <text:p>-204.8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15.3" calcext:value-type="float">
            <text:p>915.3</text:p>
          </table:table-cell>
          <table:table-cell office:value-type="float" office:value="1077.98" calcext:value-type="float">
            <text:p>1077.98</text:p>
          </table:table-cell>
          <table:table-cell office:value-type="float" office:value="965.66" calcext:value-type="float">
            <text:p>965.66</text:p>
          </table:table-cell>
          <table:table-cell office:value-type="float" office:value="1036.38" calcext:value-type="float">
            <text:p>1036.38</text:p>
          </table:table-cell>
          <table:table-cell office:value-type="float" office:value="4087.08" calcext:value-type="float">
            <text:p>4087.08</text:p>
          </table:table-cell>
          <table:table-cell office:value-type="float" office:value="100.2" calcext:value-type="float">
            <text:p>100.2</text:p>
          </table:table-cell>
          <table:table-cell table:formula="of:=AVERAGE([.C38:.H38])" office:value-type="float" office:value="1363.76666666667" calcext:value-type="float">
            <text:p>1363.77</text:p>
          </table:table-cell>
          <table:table-cell table:formula="of:=STDEV([.C38:.H38])" office:value-type="float" office:value="1382.85961327485" calcext:value-type="float">
            <text:p>1382.86</text:p>
          </table:table-cell>
          <table:table-cell table:formula="of:=([.C13]-[.C38])" office:value-type="float" office:value="322.76" calcext:value-type="float">
            <text:p>322.76</text:p>
          </table:table-cell>
          <table:table-cell table:formula="of:=([.D13]-[.D38])" office:value-type="float" office:value="-1037.61" calcext:value-type="float">
            <text:p>-1037.61</text:p>
          </table:table-cell>
          <table:table-cell table:formula="of:=([.E13]-[.E38])" office:value-type="float" office:value="-533.64" calcext:value-type="float">
            <text:p>-533.64</text:p>
          </table:table-cell>
          <table:table-cell table:formula="of:=([.F13]-[.F38])" office:value-type="float" office:value="-1019.37" calcext:value-type="float">
            <text:p>-1019.37</text:p>
          </table:table-cell>
          <table:table-cell table:formula="of:=([.G13]-[.G38])" office:value-type="float" office:value="-2533.92" calcext:value-type="float">
            <text:p>-2533.92</text:p>
          </table:table-cell>
          <table:table-cell table:formula="of:=([.H13]-[.H38])" office:value-type="float" office:value="-95.69" calcext:value-type="float">
            <text:p>-95.6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6.42" calcext:value-type="float">
            <text:p>646.42</text:p>
          </table:table-cell>
          <table:table-cell office:value-type="float" office:value="1331.57" calcext:value-type="float">
            <text:p>1331.57</text:p>
          </table:table-cell>
          <table:table-cell office:value-type="float" office:value="987.11" calcext:value-type="float">
            <text:p>987.11</text:p>
          </table:table-cell>
          <table:table-cell office:value-type="float" office:value="1120.35" calcext:value-type="float">
            <text:p>1120.35</text:p>
          </table:table-cell>
          <table:table-cell office:value-type="float" office:value="694.63" calcext:value-type="float">
            <text:p>694.63</text:p>
          </table:table-cell>
          <table:table-cell office:value-type="float" office:value="6.54" calcext:value-type="float">
            <text:p>6.54</text:p>
          </table:table-cell>
          <table:table-cell table:formula="of:=AVERAGE([.C39:.H39])" office:value-type="float" office:value="797.77" calcext:value-type="float">
            <text:p>797.77</text:p>
          </table:table-cell>
          <table:table-cell table:formula="of:=STDEV([.C39:.H39])" office:value-type="float" office:value="465.712256012229" calcext:value-type="float">
            <text:p>465.71</text:p>
          </table:table-cell>
          <table:table-cell table:formula="of:=([.C14]-[.C39])" office:value-type="float" office:value="-4.25999999999999" calcext:value-type="float">
            <text:p>-4.26</text:p>
          </table:table-cell>
          <table:table-cell table:formula="of:=([.D14]-[.D39])" office:value-type="float" office:value="-1316.08" calcext:value-type="float">
            <text:p>-1316.08</text:p>
          </table:table-cell>
          <table:table-cell table:formula="of:=([.E14]-[.E39])" office:value-type="float" office:value="-465.52" calcext:value-type="float">
            <text:p>-465.52</text:p>
          </table:table-cell>
          <table:table-cell table:formula="of:=([.F14]-[.F39])" office:value-type="float" office:value="-1102.16" calcext:value-type="float">
            <text:p>-1102.16</text:p>
          </table:table-cell>
          <table:table-cell table:formula="of:=([.G14]-[.G39])" office:value-type="float" office:value="120.57" calcext:value-type="float">
            <text:p>120.57</text:p>
          </table:table-cell>
          <table:table-cell table:formula="of:=([.H14]-[.H39])" office:value-type="float" office:value="1.72" calcext:value-type="float">
            <text:p>1.7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79.45" calcext:value-type="float">
            <text:p>679.45</text:p>
          </table:table-cell>
          <table:table-cell office:value-type="float" office:value="1056.97" calcext:value-type="float">
            <text:p>1056.97</text:p>
          </table:table-cell>
          <table:table-cell office:value-type="float" office:value="1067.61" calcext:value-type="float">
            <text:p>1067.61</text:p>
          </table:table-cell>
          <table:table-cell office:value-type="float" office:value="1059.79" calcext:value-type="float">
            <text:p>1059.79</text:p>
          </table:table-cell>
          <table:table-cell office:value-type="float" office:value="1260.93" calcext:value-type="float">
            <text:p>1260.93</text:p>
          </table:table-cell>
          <table:table-cell office:value-type="float" office:value="3.4" calcext:value-type="float">
            <text:p>3.4</text:p>
          </table:table-cell>
          <table:table-cell table:formula="of:=AVERAGE([.C40:.H40])" office:value-type="float" office:value="854.691666666667" calcext:value-type="float">
            <text:p>854.69</text:p>
          </table:table-cell>
          <table:table-cell table:formula="of:=STDEV([.C40:.H40])" office:value-type="float" office:value="457.985325983996" calcext:value-type="float">
            <text:p>457.99</text:p>
          </table:table-cell>
          <table:table-cell table:formula="of:=([.C15]-[.C40])" office:value-type="float" office:value="-126.32" calcext:value-type="float">
            <text:p>-126.32</text:p>
          </table:table-cell>
          <table:table-cell table:formula="of:=([.D15]-[.D40])" office:value-type="float" office:value="-1030.69" calcext:value-type="float">
            <text:p>-1030.69</text:p>
          </table:table-cell>
          <table:table-cell table:formula="of:=([.E15]-[.E40])" office:value-type="float" office:value="-693.82" calcext:value-type="float">
            <text:p>-693.82</text:p>
          </table:table-cell>
          <table:table-cell table:formula="of:=([.F15]-[.F40])" office:value-type="float" office:value="-1052.65" calcext:value-type="float">
            <text:p>-1052.65</text:p>
          </table:table-cell>
          <table:table-cell table:formula="of:=([.G15]-[.G40])" office:value-type="float" office:value="-484" calcext:value-type="float">
            <text:p>-484</text:p>
          </table:table-cell>
          <table:table-cell table:formula="of:=([.H15]-[.H40])" office:value-type="float" office:value="7.68" calcext:value-type="float">
            <text:p>7.6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61.88" calcext:value-type="float">
            <text:p>861.88</text:p>
          </table:table-cell>
          <table:table-cell office:value-type="float" office:value="1008.17" calcext:value-type="float">
            <text:p>1008.17</text:p>
          </table:table-cell>
          <table:table-cell office:value-type="float" office:value="1240.58" calcext:value-type="float">
            <text:p>1240.58</text:p>
          </table:table-cell>
          <table:table-cell office:value-type="float" office:value="1177.83" calcext:value-type="float">
            <text:p>1177.83</text:p>
          </table:table-cell>
          <table:table-cell office:value-type="float" office:value="1103.12" calcext:value-type="float">
            <text:p>1103.12</text:p>
          </table:table-cell>
          <table:table-cell office:value-type="float" office:value="3.62" calcext:value-type="float">
            <text:p>3.62</text:p>
          </table:table-cell>
          <table:table-cell table:formula="of:=AVERAGE([.C41:.H41])" office:value-type="float" office:value="899.2" calcext:value-type="float">
            <text:p>899.2</text:p>
          </table:table-cell>
          <table:table-cell table:formula="of:=STDEV([.C41:.H41])" office:value-type="float" office:value="458.495174980065" calcext:value-type="float">
            <text:p>458.5</text:p>
          </table:table-cell>
          <table:table-cell table:formula="of:=([.C16]-[.C41])" office:value-type="float" office:value="223.1" calcext:value-type="float">
            <text:p>223.1</text:p>
          </table:table-cell>
          <table:table-cell table:formula="of:=([.D16]-[.D41])" office:value-type="float" office:value="-980.06" calcext:value-type="float">
            <text:p>-980.06</text:p>
          </table:table-cell>
          <table:table-cell table:formula="of:=([.E16]-[.E41])" office:value-type="float" office:value="-337.36" calcext:value-type="float">
            <text:p>-337.36</text:p>
          </table:table-cell>
          <table:table-cell table:formula="of:=([.F16]-[.F41])" office:value-type="float" office:value="-1167.53" calcext:value-type="float">
            <text:p>-1167.53</text:p>
          </table:table-cell>
          <table:table-cell table:formula="of:=([.G16]-[.G41])" office:value-type="float" office:value="-596.33" calcext:value-type="float">
            <text:p>-596.33</text:p>
          </table:table-cell>
          <table:table-cell table:formula="of:=([.H16]-[.H41])" office:value-type="float" office:value="3.33" calcext:value-type="float">
            <text:p>3.3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number-columns-repeated="2" office:value-type="string" calcext:value-type="string">
            <text:p>nan</text:p>
          </table:table-cell>
          <table:table-cell table:formula="of:=([.C17]-[.C42])" office:value-type="float" office:value="395.64" calcext:value-type="float">
            <text:p>395.64</text:p>
          </table:table-cell>
          <table:table-cell table:formula="of:=([.D17]-[.D42])" office:value-type="float" office:value="16.88" calcext:value-type="float">
            <text:p>16.88</text:p>
          </table:table-cell>
          <table:table-cell table:formula="of:=([.E17]-[.E42])" office:value-type="float" office:value="500.1" calcext:value-type="float">
            <text:p>500.1</text:p>
          </table:table-cell>
          <table:table-cell table:formula="of:=([.F17]-[.F42])" office:value-type="float" office:value="6.13" calcext:value-type="float">
            <text:p>6.13</text:p>
          </table:table-cell>
          <table:table-cell table:formula="of:=([.G17]-[.G42])" office:value-type="float" office:value="882.36" calcext:value-type="float">
            <text:p>882.36</text:p>
          </table:table-cell>
          <table:table-cell table:formula="of:=([.H17]-[.H42])" office:value-type="float" office:value="3.74" calcext:value-type="float">
            <text:p>3.7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number-columns-repeated="2" office:value-type="string" calcext:value-type="string">
            <text:p>nan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22.38" calcext:value-type="float">
            <text:p>822.38</text:p>
          </table:table-cell>
          <table:table-cell office:value-type="float" office:value="1082.3" calcext:value-type="float">
            <text:p>1082.3</text:p>
          </table:table-cell>
          <table:table-cell office:value-type="float" office:value="447" calcext:value-type="float">
            <text:p>447</text:p>
          </table:table-cell>
          <table:table-cell office:value-type="float" office:value="5.7" calcext:value-type="float">
            <text:p>5.7</text:p>
          </table:table-cell>
          <table:table-cell office:value-type="float" office:value="1077.86" calcext:value-type="float">
            <text:p>1077.86</text:p>
          </table:table-cell>
          <table:table-cell office:value-type="float" office:value="1.97" calcext:value-type="float">
            <text:p>1.97</text:p>
          </table:table-cell>
          <table:table-cell table:formula="of:=AVERAGE([.C44:.H44])" office:value-type="float" office:value="572.868333333333" calcext:value-type="float">
            <text:p>572.87</text:p>
          </table:table-cell>
          <table:table-cell table:formula="of:=STDEV([.C44:.H44])" office:value-type="float" office:value="498.044363663185" calcext:value-type="float">
            <text:p>498.04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32.65" calcext:value-type="float">
            <text:p>732.65</text:p>
          </table:table-cell>
          <table:table-cell office:value-type="float" office:value="1139.04" calcext:value-type="float">
            <text:p>1139.04</text:p>
          </table:table-cell>
          <table:table-cell office:value-type="float" office:value="785.44" calcext:value-type="float">
            <text:p>785.44</text:p>
          </table:table-cell>
          <table:table-cell office:value-type="float" office:value="8.38" calcext:value-type="float">
            <text:p>8.38</text:p>
          </table:table-cell>
          <table:table-cell office:value-type="float" office:value="995.25" calcext:value-type="float">
            <text:p>995.25</text:p>
          </table:table-cell>
          <table:table-cell office:value-type="float" office:value="1.59" calcext:value-type="float">
            <text:p>1.59</text:p>
          </table:table-cell>
          <table:table-cell table:formula="of:=AVERAGE([.C45:.H45])" office:value-type="float" office:value="610.391666666667" calcext:value-type="float">
            <text:p>610.39</text:p>
          </table:table-cell>
          <table:table-cell table:formula="of:=STDEV([.C45:.H45])" office:value-type="float" office:value="491.168307667206" calcext:value-type="float">
            <text:p>491.17</text:p>
          </table:table-cell>
          <table:table-cell table:formula="of:=([.C20]-[.C45])" office:value-type="float" office:value="-1.27999999999997" calcext:value-type="float">
            <text:p>-1.28</text:p>
          </table:table-cell>
          <table:table-cell table:formula="of:=([.D20]-[.D45])" office:value-type="float" office:value="-1111.45" calcext:value-type="float">
            <text:p>-1111.45</text:p>
          </table:table-cell>
          <table:table-cell table:formula="of:=([.E20]-[.E45])" office:value-type="float" office:value="-450.97" calcext:value-type="float">
            <text:p>-450.97</text:p>
          </table:table-cell>
          <table:table-cell table:formula="of:=([.F20]-[.F45])" office:value-type="float" office:value="0.739999999999998" calcext:value-type="float">
            <text:p>0.74</text:p>
          </table:table-cell>
          <table:table-cell table:formula="of:=([.G20]-[.G45])" office:value-type="float" office:value="-140.02" calcext:value-type="float">
            <text:p>-140.02</text:p>
          </table:table-cell>
          <table:table-cell table:formula="of:=([.H20]-[.H45])" office:value-type="float" office:value="2.13" calcext:value-type="float">
            <text:p>2.1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number-columns-repeated="2" office:value-type="string" calcext:value-type="string">
            <text:p>nan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number-columns-repeated="2" office:value-type="string" calcext:value-type="string">
            <text:p>nan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string" calcext:value-type="string">
            <text:p>nan</text:p>
          </table:table-cell>
          <table:table-cell table:number-columns-repeated="7"/>
        </table:table-row>
      </table:table>
      <table:table table:name="Sheet3" table:style-name="ta1" table:print="false">
        <table:table-column table:style-name="co1" table:default-cell-style-name="Default"/>
        <table:table-column table:style-name="co2" table:number-columns-repeated="16" table:default-cell-style-name="Default"/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42.381666666667" calcext:value-type="float">
            <text:p>742.38</text:p>
          </table:table-cell>
          <table:table-cell office:value-type="float" office:value="387.076666666667" calcext:value-type="float">
            <text:p>387.08</text:p>
          </table:table-cell>
          <table:table-cell office:value-type="float" office:value="336.815" calcext:value-type="float">
            <text:p>336.82</text:p>
          </table:table-cell>
          <table:table-cell office:value-type="float" office:value="337.393333333333" calcext:value-type="float">
            <text:p>337.39</text:p>
          </table:table-cell>
          <table:table-cell office:value-type="float" office:value="686.701666666666" calcext:value-type="float">
            <text:p>686.7</text:p>
          </table:table-cell>
          <table:table-cell office:value-type="float" office:value="1396.28333333333" calcext:value-type="float">
            <text:p>1396.28</text:p>
          </table:table-cell>
          <table:table-cell office:value-type="float" office:value="797.77" calcext:value-type="float">
            <text:p>797.77</text:p>
          </table:table-cell>
          <table:table-cell office:value-type="float" office:value="572.868333333333" calcext:value-type="float">
            <text:p>572.87</text:p>
          </table:table-cell>
          <table:table-cell office:value-type="float" office:value="164.114176647439" calcext:value-type="float">
            <text:p>164.11</text:p>
          </table:table-cell>
          <table:table-cell office:value-type="float" office:value="416.071085881567" calcext:value-type="float">
            <text:p>416.07</text:p>
          </table:table-cell>
          <table:table-cell office:value-type="float" office:value="365.773047708548" calcext:value-type="float">
            <text:p>365.77</text:p>
          </table:table-cell>
          <table:table-cell office:value-type="float" office:value="357.688588393125" calcext:value-type="float">
            <text:p>357.69</text:p>
          </table:table-cell>
          <table:table-cell office:value-type="float" office:value="789.223472013261" calcext:value-type="float">
            <text:p>789.22</text:p>
          </table:table-cell>
          <table:table-cell office:value-type="float" office:value="1148.24149248608" calcext:value-type="float">
            <text:p>1148.24</text:p>
          </table:table-cell>
          <table:table-cell office:value-type="float" office:value="465.712256012229" calcext:value-type="float">
            <text:p>465.71</text:p>
          </table:table-cell>
          <table:table-cell office:value-type="float" office:value="498.044363663185" calcext:value-type="float">
            <text:p>498.0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91.69166666667" calcext:value-type="float">
            <text:p>1291.69</text:p>
          </table:table-cell>
          <table:table-cell office:value-type="float" office:value="342.131666666667" calcext:value-type="float">
            <text:p>342.13</text:p>
          </table:table-cell>
          <table:table-cell office:value-type="float" office:value="291.391666666667" calcext:value-type="float">
            <text:p>291.39</text:p>
          </table:table-cell>
          <table:table-cell office:value-type="float" office:value="326.916666666667" calcext:value-type="float">
            <text:p>326.92</text:p>
          </table:table-cell>
          <table:table-cell office:value-type="float" office:value="898.586666666667" calcext:value-type="float">
            <text:p>898.59</text:p>
          </table:table-cell>
          <table:table-cell office:value-type="float" office:value="1256.49666666667" calcext:value-type="float">
            <text:p>1256.5</text:p>
          </table:table-cell>
          <table:table-cell office:value-type="float" office:value="854.691666666667" calcext:value-type="float">
            <text:p>854.69</text:p>
          </table:table-cell>
          <table:table-cell office:value-type="float" office:value="610.391666666667" calcext:value-type="float">
            <text:p>610.39</text:p>
          </table:table-cell>
          <table:table-cell office:value-type="float" office:value="890.337707983138" calcext:value-type="float">
            <text:p>890.34</text:p>
          </table:table-cell>
          <table:table-cell office:value-type="float" office:value="368.847416551433" calcext:value-type="float">
            <text:p>368.85</text:p>
          </table:table-cell>
          <table:table-cell office:value-type="float" office:value="328.847000863117" calcext:value-type="float">
            <text:p>328.85</text:p>
          </table:table-cell>
          <table:table-cell office:value-type="float" office:value="384.135858761801" calcext:value-type="float">
            <text:p>384.14</text:p>
          </table:table-cell>
          <table:table-cell office:value-type="float" office:value="1447.28950913999" calcext:value-type="float">
            <text:p>1447.29</text:p>
          </table:table-cell>
          <table:table-cell office:value-type="float" office:value="925.043126965801" calcext:value-type="float">
            <text:p>925.04</text:p>
          </table:table-cell>
          <table:table-cell office:value-type="float" office:value="457.985325983996" calcext:value-type="float">
            <text:p>457.99</text:p>
          </table:table-cell>
          <table:table-cell office:value-type="float" office:value="491.168307667206" calcext:value-type="float">
            <text:p>491.1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68.918333333333" calcext:value-type="float">
            <text:p>568.92</text:p>
          </table:table-cell>
          <table:table-cell office:value-type="float" office:value="474.983333333333" calcext:value-type="float">
            <text:p>474.98</text:p>
          </table:table-cell>
          <table:table-cell office:value-type="float" office:value="423.391666666667" calcext:value-type="float">
            <text:p>423.39</text:p>
          </table:table-cell>
          <table:table-cell office:value-type="float" office:value="308.96" calcext:value-type="float">
            <text:p>308.96</text:p>
          </table:table-cell>
          <table:table-cell office:value-type="float" office:value="808.085" calcext:value-type="float">
            <text:p>808.09</text:p>
          </table:table-cell>
          <table:table-cell office:value-type="float" office:value="966.785" calcext:value-type="float">
            <text:p>966.79</text:p>
          </table:table-cell>
          <table:table-cell office:value-type="float" office:value="899.2" calcext:value-type="float">
            <text:p>899.2</text:p>
          </table:table-cell>
          <table:table-cell office:value-type="string" calcext:value-type="string">
            <text:p>nan</text:p>
          </table:table-cell>
          <table:table-cell office:value-type="float" office:value="579.405085770454" calcext:value-type="float">
            <text:p>579.41</text:p>
          </table:table-cell>
          <table:table-cell office:value-type="float" office:value="493.348979310454" calcext:value-type="float">
            <text:p>493.35</text:p>
          </table:table-cell>
          <table:table-cell office:value-type="float" office:value="484.810399451854" calcext:value-type="float">
            <text:p>484.81</text:p>
          </table:table-cell>
          <table:table-cell office:value-type="float" office:value="326.295373243324" calcext:value-type="float">
            <text:p>326.3</text:p>
          </table:table-cell>
          <table:table-cell office:value-type="float" office:value="1307.26992000505" calcext:value-type="float">
            <text:p>1307.27</text:p>
          </table:table-cell>
          <table:table-cell office:value-type="float" office:value="627.108135228686" calcext:value-type="float">
            <text:p>627.11</text:p>
          </table:table-cell>
          <table:table-cell office:value-type="float" office:value="458.495174980065" calcext:value-type="float">
            <text:p>458.5</text:p>
          </table:table-cell>
          <table:table-cell office:value-type="string" calcext:value-type="string">
            <text:p>nan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560.58333333333" calcext:value-type="float">
            <text:p>1560.58</text:p>
          </table:table-cell>
          <table:table-cell office:value-type="float" office:value="409.893333333333" calcext:value-type="float">
            <text:p>409.89</text:p>
          </table:table-cell>
          <table:table-cell office:value-type="float" office:value="300.808333333333" calcext:value-type="float">
            <text:p>300.81</text:p>
          </table:table-cell>
          <table:table-cell office:value-type="float" office:value="328.868333333333" calcext:value-type="float">
            <text:p>328.87</text:p>
          </table:table-cell>
          <table:table-cell office:value-type="float" office:value="554.003333333333" calcext:value-type="float">
            <text:p>554</text:p>
          </table:table-cell>
          <table:table-cell office:value-type="float" office:value="1287.78" calcext:value-type="float">
            <text:p>1287.7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129.25714741447" calcext:value-type="float">
            <text:p>1129.26</text:p>
          </table:table-cell>
          <table:table-cell office:value-type="float" office:value="428.267300113687" calcext:value-type="float">
            <text:p>428.27</text:p>
          </table:table-cell>
          <table:table-cell office:value-type="float" office:value="358.500423342381" calcext:value-type="float">
            <text:p>358.5</text:p>
          </table:table-cell>
          <table:table-cell office:value-type="float" office:value="372.487640032078" calcext:value-type="float">
            <text:p>372.49</text:p>
          </table:table-cell>
          <table:table-cell office:value-type="float" office:value="685.047749012189" calcext:value-type="float">
            <text:p>685.05</text:p>
          </table:table-cell>
          <table:table-cell office:value-type="float" office:value="1063.10063177481" calcext:value-type="float">
            <text:p>1063.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08.025" calcext:value-type="float">
            <text:p>1608.03</text:p>
          </table:table-cell>
          <table:table-cell office:value-type="float" office:value="547.521666666667" calcext:value-type="float">
            <text:p>547.5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997.93" calcext:value-type="float">
            <text:p>997.93</text:p>
          </table:table-cell>
          <table:table-cell office:value-type="float" office:value="1363.76666666667" calcext:value-type="float">
            <text:p>1363.7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308.10371418707" calcext:value-type="float">
            <text:p>1308.1</text:p>
          </table:table-cell>
          <table:table-cell office:value-type="float" office:value="683.373893836066" calcext:value-type="float">
            <text:p>683.3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758.38321812965" calcext:value-type="float">
            <text:p>1758.38</text:p>
          </table:table-cell>
          <table:table-cell office:value-type="float" office:value="1382.85961327485" calcext:value-type="float">
            <text:p>1382.86</text:p>
          </table:table-cell>
          <table:table-cell table:number-columns-repeated="2"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15:02:15.927174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5M29S</meta:editing-duration>
    <meta:editing-cycles>38</meta:editing-cycles>
    <meta:generator>LibreOffice/5.1.4.2$Linux_X86_64 LibreOffice_project/10m0$Build-2</meta:generator>
    <dc:date>2016-07-21T15:07:00.366768552</dc:date>
    <meta:document-statistic meta:table-count="3" meta:cell-count="856" meta:object-count="0"/>
    <meta:user-defined meta:name="Info 1"/>
    <meta:user-defined meta:name="Info 2"/>
    <meta:user-defined meta:name="Info 3"/>
    <meta:user-defined meta:name="Info 4"/>
  </office:meta>
</office:document-meta>
</file>